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ento" svg:font-family="Cen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cf5" officeooo:paragraph-rsid="001c3cf5"/>
    </style:style>
    <style:style style:name="P2" style:family="paragraph" style:parent-style-name="Standard">
      <style:text-properties officeooo:rsid="001c76ed" officeooo:paragraph-rsid="001c76ed"/>
    </style:style>
    <style:style style:name="P3" style:family="paragraph" style:parent-style-name="Standard">
      <style:text-properties officeooo:rsid="001c76ed" officeooo:paragraph-rsid="001ed0c1"/>
    </style:style>
    <style:style style:name="T1" style:family="text">
      <style:text-properties officeooo:rsid="001ed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started editing videos for Gung Ho Vids in 2015. First video I edited for this channel was short 60 second trailer. After that our collaboration advanced and I worked on other projects for this channel. <text:s/>Most of the videos I worked on were short compilations which showed what type of content is available on Gung Ho Vids. </text:p>
      <text:p text:style-name="P1"/>
      <text:p text:style-name="P2">Apart from YouTube channels I also worked on videos made by silent choir „Niemy Chór Uniwersytetu Śląskiego” of University of Silesia. My collaboration with silent choir began in 2019 when I was asked to record singers for music video of a song „Merry Christmas Everoyone”. After that video was released I also worked on other projects which were made by them. </text:p>
      <text:p text:style-name="P2"/>
      <text:p text:style-name="P3"><text:span text:style-name="T1">My history with 3d modeling and level design began while I was in college. While working on a Batchelor’s Thesis art work I needed to design all levels and most of 3d objects for the project. So I took this oppurtuinity and learned the basics of 3ds Max and started creatting all of the assets I needed. After I completed my art work I continued developing my skills in 3d modelling. After I graduaded I began to work on few personnal projects. In case of these projects I created more advanced objects like trains, planes and other types of objects. </text:span>This page contains my best works related to 3d modeling, level design and 3d art. I design most of my models in 3ds Max by Autodesk. For level design I use Unreal Engine 4 and Unity. <text:s/></text:p>
      <text:p text:style-name="P3"/>
      <text:p text:style-name="P3">This 3d plane was created in 3ds Max and rendered with V-Ray. Aircraft below is based on existing plane - Airbus A320. All materials in this scene are from creators of aformentioned render engine. </text:p>
      <text:p text:style-name="P3"/>
      <text:p text:style-name="P3"/>
      <text:p text:style-name="P3">This model was designed as part of my project which was created after I graduated from college. Model is made entirely in 3ds Max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ento" svg:font-family="Cen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23:58:45.380000000</meta:creation-date>
    <dc:date>2022-02-26T22:30:55.197000000</dc:date>
    <meta:editing-duration>PT46M38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5" meta:word-count="313" meta:character-count="1749" meta:non-whitespace-character-count="1434"/>
  </office:meta>
</office:document-meta>
</file>